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fddc" officeooo:paragraph-rsid="0019fddc" style:font-size-asian="12.25pt" style:font-size-complex="14pt"/>
    </style:style>
    <style:style style:name="P2" style:family="paragraph" style:parent-style-name="Standard">
      <style:text-properties fo:font-size="14pt" officeooo:rsid="0019fddc" officeooo:paragraph-rsid="001cccfc" style:font-size-asian="12.25pt" style:font-size-complex="14pt"/>
    </style:style>
    <style:style style:name="P3" style:family="paragraph" style:parent-style-name="Standard">
      <style:text-properties fo:font-size="14pt" officeooo:rsid="002ae1ac" officeooo:paragraph-rsid="002ae1ac" style:font-size-asian="12.25pt" style:font-size-complex="14pt"/>
    </style:style>
    <style:style style:name="P4" style:family="paragraph" style:parent-style-name="Standard">
      <style:text-properties style:use-window-font-color="true" loext:opacity="0%" fo:font-size="13pt" officeooo:rsid="0019fddc" officeooo:paragraph-rsid="0019fddc" style:font-size-asian="13pt" style:font-size-complex="13pt"/>
    </style:style>
    <style:style style:name="P5" style:family="paragraph" style:parent-style-name="Standard">
      <style:text-properties style:use-window-font-color="true" loext:opacity="0%" fo:font-size="13pt" officeooo:rsid="0019fddc" officeooo:paragraph-rsid="001cccfc" style:font-size-asian="13pt" style:font-size-complex="13pt"/>
    </style:style>
    <style:style style:name="P6" style:family="paragraph" style:parent-style-name="Standard">
      <style:text-properties style:use-window-font-color="true" loext:opacity="0%" fo:font-size="13pt" officeooo:rsid="001f0912" officeooo:paragraph-rsid="001f0912" style:font-size-asian="13pt" style:font-size-complex="13pt"/>
    </style:style>
    <style:style style:name="P7" style:family="paragraph" style:parent-style-name="Standard">
      <style:text-properties style:use-window-font-color="true" loext:opacity="0%" style:font-name="CMR10" fo:font-size="13pt" officeooo:rsid="0025e425" officeooo:paragraph-rsid="0025e425" style:font-size-asian="13pt" style:font-size-complex="13pt"/>
    </style:style>
    <style:style style:name="P8" style:family="paragraph" style:parent-style-name="Standard">
      <style:text-properties style:use-window-font-color="true" loext:opacity="0%" style:font-name="CMR10" fo:font-size="13pt" officeooo:rsid="001f0912" officeooo:paragraph-rsid="001f0912" style:font-size-asian="13pt" style:font-size-complex="13pt"/>
    </style:style>
    <style:style style:name="P9" style:family="paragraph" style:parent-style-name="Standard">
      <style:text-properties fo:color="#0066cd" loext:opacity="100%" style:font-name="CMR10" fo:font-size="14.5pt" officeooo:rsid="0019fddc" officeooo:paragraph-rsid="0019fddc" style:font-size-asian="14.5pt" style:font-size-complex="14pt"/>
    </style:style>
    <style:style style:name="P10" style:family="paragraph" style:parent-style-name="Standard">
      <style:text-properties fo:color="#0066cd" loext:opacity="100%" style:font-name="CMR10" fo:font-size="14.5pt" officeooo:rsid="0019fddc" officeooo:paragraph-rsid="001cccfc" style:font-size-asian="14.5pt" style:font-size-complex="14pt"/>
    </style:style>
    <style:style style:name="P11" style:family="paragraph" style:parent-style-name="Standard">
      <style:text-properties fo:color="#0066cd" loext:opacity="100%" style:font-name="CMR10" fo:font-size="14.5pt" officeooo:rsid="0019fddc" officeooo:paragraph-rsid="0025e425" style:font-size-asian="14.5pt" style:font-size-complex="14pt"/>
    </style:style>
    <style:style style:name="P12" style:family="paragraph" style:parent-style-name="Standard">
      <style:text-properties fo:font-size="13pt" officeooo:rsid="0028e5c3" officeooo:paragraph-rsid="0028e5c3" style:font-size-asian="11.3500003814697pt" style:font-size-complex="13pt"/>
    </style:style>
    <style:style style:name="P13" style:family="paragraph" style:parent-style-name="Standard">
      <style:text-properties style:use-window-font-color="true" loext:opacity="0%" style:font-name="CMBX12" fo:font-size="13pt" officeooo:rsid="00321b4c" officeooo:paragraph-rsid="00321b4c" style:font-size-asian="11.3500003814697pt" style:font-size-complex="13pt"/>
    </style:style>
    <style:style style:name="P14" style:family="paragraph" style:parent-style-name="Standard">
      <style:text-properties style:use-window-font-color="true" loext:opacity="0%" fo:font-size="13pt" officeooo:rsid="0033c951" officeooo:paragraph-rsid="0033c951" style:font-size-asian="13pt" style:font-size-complex="13pt"/>
    </style:style>
    <style:style style:name="P15" style:family="paragraph" style:parent-style-name="Standard">
      <style:text-properties style:use-window-font-color="true" loext:opacity="0%" fo:font-size="13pt" officeooo:rsid="0019fddc" officeooo:paragraph-rsid="0019fddc" style:font-size-asian="13pt" style:font-size-complex="13pt"/>
    </style:style>
    <style:style style:name="P16" style:family="paragraph" style:parent-style-name="Standard">
      <style:text-properties style:use-window-font-color="true" loext:opacity="0%" style:font-name="CMR10" fo:font-size="13pt" officeooo:rsid="001f0912" officeooo:paragraph-rsid="001f0912" style:font-size-asian="13pt" style:font-size-complex="13pt"/>
    </style:style>
    <style:style style:name="T1" style:family="text">
      <style:text-properties style:font-name="CMR10"/>
    </style:style>
    <style:style style:name="T2" style:family="text">
      <style:text-properties style:font-name="CMR10" style:font-size-asian="11.3500003814697pt"/>
    </style:style>
    <style:style style:name="T3" style:family="text">
      <style:text-properties fo:color="#0066cd" loext:opacity="100%" style:font-name="CMBX12" fo:font-size="14.5pt" style:font-size-asian="14.5pt"/>
    </style:style>
    <style:style style:name="T4" style:family="text">
      <style:text-properties fo:color="#0066cd" loext:opacity="100%" style:font-name="CMBX12" fo:font-size="14.5pt" officeooo:rsid="001cccfc" style:font-size-asian="14.5pt"/>
    </style:style>
    <style:style style:name="T5" style:family="text">
      <style:text-properties fo:color="#0066cd" loext:opacity="100%" style:font-name="CMR10" fo:font-size="14.5pt" style:font-size-asian="14.5pt"/>
    </style:style>
    <style:style style:name="T6" style:family="text">
      <style:text-properties style:use-window-font-color="true" loext:opacity="0%" style:font-name="CMR10"/>
    </style:style>
    <style:style style:name="T7" style:family="text">
      <style:text-properties style:use-window-font-color="true" loext:opacity="0%" style:font-name="CMR10" officeooo:rsid="0025e425"/>
    </style:style>
    <style:style style:name="T8" style:family="text">
      <style:text-properties style:use-window-font-color="true" loext:opacity="0%" style:font-name="CMR10" fo:font-size="13pt" officeooo:rsid="0025f6cd" style:font-size-asian="13pt" style:font-size-complex="13pt"/>
    </style:style>
    <style:style style:name="T9" style:family="text">
      <style:text-properties officeooo:rsid="0028e5c3"/>
    </style:style>
    <style:style style:name="T10" style:family="text">
      <style:text-properties officeooo:rsid="00321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ys <text:span text:style-name="T10">13</text:span>/9, <text:span text:style-name="T10">14</text:span>/9, <text:span text:style-name="T10">15</text:span><text:span text:style-name="T9">/9</text:span></text:p>
      <text:p text:style-name="P2"><text:span text:style-name="T5"/></text:p>
      <text:p text:style-name="P1"><text:span text:style-name="T3">Computer Vision Section – </text:span><text:span text:style-name="T4">Amir, Logy</text:span><text:span text:style-name="T3"><text:line-break/></text:span><text:span text:style-name="T8"><text:line-break/></text:span></text:p>
      <text:p text:style-name="P1"><text:span text:style-name="T3">Micro-controllers Section</text:span><text:span text:style-name="T5">:</text:span></text:p>
      <text:p text:style-name="P1"><text:span text:style-name="T5"/></text:p>
      <text:p text:style-name="P12"><text:span text:style-name="T7">N</text:span><text:span text:style-name="T6">o new progress</text:span></text:p>
      <text:p text:style-name="P9"/>
      <text:p text:style-name="P9">Problems:</text:p>
      <text:p text:style-name="P7">None</text:p>
      <text:p text:style-name="P3"><text:span text:style-name="T4"/></text:p>
      <text:p text:style-name="P3"><text:span text:style-name="T4"/></text:p>
      <text:p text:style-name="P2"><text:span text:style-name="T4">Hardware</text:span><text:span text:style-name="T3"> Section:<text:line-break/></text:span></text:p>
      <text:p text:style-name="P13">No new progress</text:p>
      <text:p text:style-name="P5"><text:span text:style-name="T1"/></text:p>
      <text:p text:style-name="P11">Problems:</text:p>
      <text:p text:style-name="P7">None</text:p>
      <text:p text:style-name="P4"><text:span text:style-name="T1"/></text:p>
      <text:p text:style-name="P4"><text:span text:style-name="T1"/></text:p>
      <text:p text:style-name="P14"><text:span text:style-name="T2">Tested everything for the final time and shot a demo video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8">Links:</text:p>
      <text:p text:style-name="P6"><text:a xlink:type="simple" xlink:href="https://github.com/AmirKaseb/Mini-Smart-Home-System/tree/main" text:style-name="Internet_20_link" text:visited-style-name="Visited_20_Internet_20_Link"><text:span text:style-name="T1">AmirKaseb/Mini-Smart-Home-System: This Repo demonstrates our journey ( Team 11 ) for Mind Cloud Final Project (github.com)</text:span></text:a><text:span text:style-name="T1"> </text:span></text:p>
      <text:p text:style-name="P8">https://www.tinkercad.com/things/emIDLEaHkLq-mindcloud-megaproject-microcontroller-team-1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9:08.791000000</meta:creation-date>
    <dc:date>2024-09-14T23:13:45.313000000</dc:date>
    <meta:editing-duration>PT4H51M24S</meta:editing-duration>
    <meta:editing-cycles>19</meta:editing-cycles>
    <meta:generator>LibreOffice/7.6.2.1$Windows_X86_64 LibreOffice_project/56f7684011345957bbf33a7ee678afaf4d2ba333</meta:generator>
    <meta:print-date>2024-09-12T21:00:12.462000000</meta:print-date>
    <meta:printed-by>PDF files</meta:printed-by>
    <meta:document-statistic meta:table-count="0" meta:image-count="0" meta:object-count="0" meta:page-count="1" meta:paragraph-count="14" meta:word-count="52" meta:character-count="437" meta:non-whitespace-character-count="394"/>
  </office:meta>
</office:document-meta>
</file>